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d71d" officeooo:paragraph-rsid="0019d71d"/>
    </style:style>
    <style:style style:name="P2" style:family="paragraph" style:parent-style-name="Standard" style:list-style-name="L2">
      <style:text-properties officeooo:rsid="0019d71d" officeooo:paragraph-rsid="0019d71d"/>
    </style:style>
    <style:style style:name="P3" style:family="paragraph" style:parent-style-name="Standard" style:list-style-name="L2">
      <style:text-properties officeooo:rsid="0019d71d" officeooo:paragraph-rsid="001b4801"/>
    </style:style>
    <style:style style:name="P4" style:family="paragraph" style:parent-style-name="Standard" style:list-style-name="L2">
      <style:text-properties officeooo:rsid="001b4801" officeooo:paragraph-rsid="001b4801"/>
    </style:style>
    <style:style style:name="P5" style:family="paragraph" style:parent-style-name="Standard">
      <style:text-properties officeooo:rsid="001b4801" officeooo:paragraph-rsid="001b4801"/>
    </style:style>
    <style:style style:name="P6" style:family="paragraph" style:parent-style-name="Standard">
      <style:text-properties officeooo:rsid="001cd424" officeooo:paragraph-rsid="001cd424"/>
    </style:style>
    <style:style style:name="P7" style:family="paragraph" style:parent-style-name="Standard" style:list-style-name="L3">
      <style:text-properties officeooo:rsid="001cd424" officeooo:paragraph-rsid="001cd424"/>
    </style:style>
    <style:style style:name="P8" style:family="paragraph" style:parent-style-name="Standard" style:list-style-name="L3">
      <style:text-properties officeooo:rsid="001d3e9d" officeooo:paragraph-rsid="001d3e9d"/>
    </style:style>
    <style:style style:name="P9" style:family="paragraph" style:parent-style-name="Standard">
      <style:text-properties officeooo:rsid="001d3e9d" officeooo:paragraph-rsid="001d3e9d"/>
    </style:style>
    <style:style style:name="P10" style:family="paragraph" style:parent-style-name="Standard" style:list-style-name="L4">
      <style:text-properties officeooo:rsid="001d3e9d" officeooo:paragraph-rsid="001d3e9d"/>
    </style:style>
    <style:style style:name="P11" style:family="paragraph" style:parent-style-name="Standard" style:list-style-name="L5">
      <style:text-properties officeooo:rsid="001d3e9d" officeooo:paragraph-rsid="001d3e9d"/>
    </style:style>
    <style:style style:name="P12" style:family="paragraph" style:parent-style-name="Standard" style:list-style-name="L5">
      <style:text-properties officeooo:rsid="001dc9e3" officeooo:paragraph-rsid="001dc9e3"/>
    </style:style>
    <style:style style:name="P13" style:family="paragraph" style:parent-style-name="Standard">
      <style:text-properties officeooo:rsid="001dc9e3" officeooo:paragraph-rsid="001dc9e3"/>
    </style:style>
    <style:style style:name="P14" style:family="paragraph" style:parent-style-name="Standard">
      <style:text-properties officeooo:rsid="001f3c9b" officeooo:paragraph-rsid="001f3c9b"/>
    </style:style>
    <style:style style:name="P15" style:family="paragraph" style:parent-style-name="Standard" style:list-style-name="L6">
      <style:text-properties officeooo:rsid="001f3c9b" officeooo:paragraph-rsid="001f3c9b"/>
    </style:style>
    <style:style style:name="P16" style:family="paragraph" style:parent-style-name="Standard" style:list-style-name="L6">
      <style:text-properties officeooo:rsid="0020bc4c" officeooo:paragraph-rsid="0020bc4c"/>
    </style:style>
    <style:style style:name="T1" style:family="text">
      <style:text-properties officeooo:rsid="001b4801"/>
    </style:style>
    <style:style style:name="T2" style:family="text">
      <style:text-properties officeooo:rsid="001f3c9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a If.py</text:p>
      <text:p text:style-name="P1"/>
      <text:p text:style-name="P1">El código imprime “Affirmative</text:p>
      <text:p text:style-name="P1"><text:tab/><text:tab/> <text:s text:c="8"/>continuing...”</text:p>
      <text:p text:style-name="P1"/>
      <text:p text:style-name="P1">Cambios que se le realizaron:</text:p>
      <text:p text:style-name="P1"/>
      <text:list xml:id="list6314140254581123627" text:style-name="L2">
        <text:list-item>
          <text:p text:style-name="P2">Se le quito el tab a la linea 4 y 5 del código. El programa no funcionó y marcó error en la linea 4.</text:p>
        </text:list-item>
        <text:list-item>
          <text:p text:style-name="P2">Se le agregó y quitó tab a la linea 6 del código y python sigue corriendo el programa sin problemas.</text:p>
        </text:list-item>
        <text:list-item>
          <text:p text:style-name="P2">En la <text:span text:style-name="T1">linea</text:span> 8, se quitaron los '''. El código marca error en la misma línea.</text:p>
        </text:list-item>
        <text:list-item>
          <text:p text:style-name="P2">En la línea 8 se le agregó ; al final y python sigue corriendo sin problema e imprimiendo el resultado normal.</text:p>
        </text:list-item>
        <text:list-item>
          <text:p text:style-name="P2">Se quitaron los ''' de la linea 11 y consola marca error en la linea 13... La cuál no existe (?).</text:p>
        </text:list-item>
        <text:list-item>
          <text:p text:style-name="P2">Se agrego ; en la linea 11. Python imprime el resultado normalmente.</text:p>
        </text:list-item>
        <text:list-item>
          <text:p text:style-name="P3">Se quitaron todos los tab que había por default en el código y se agregaron uno a la linea 8 y 12. Al correr el código, marca error en linea 4.</text:p>
        </text:list-item>
        <text:list-item>
          <text:p text:style-name="P3"><text:span text:style-name="T1">En la línea 2, se cambio el valor de “yes” por “no” y al correr el programa solo se imprime “continuing”.</text:span></text:p>
        </text:list-item>
        <text:list-item>
          <text:p text:style-name="P3"><text:s/><text:span text:style-name="T1">Se dejó el valor de “no” en la linea 2 y se cambio el valor de la variable “val”. Python solo imprime continuing.</text:span></text:p>
        </text:list-item>
        <text:list-item>
          <text:p text:style-name="P4">Se cambio el valor de “yes” por “no” en la linea 2 y 3. Al correr el programa python marca error de sintaxis. (?).</text:p>
        </text:list-item>
      </text:list>
      <text:p text:style-name="P5"/>
      <text:p text:style-name="P5"/>
      <text:p text:style-name="P5"/>
      <text:p text:style-name="P5">Programa main.py</text:p>
      <text:p text:style-name="P5"/>
      <text:p text:style-name="P5">El código imprime “Error”, puesto que no contamos con un archivo llamado “lexico.c” que es el que debe de abrir el programa para poder correr de manera correcta. Por lo tanto considero que el programa no va a mostrar nada mas que errores puesto que su inicial ya trae errores y no se verán cambios significativos. </text:p>
      <text:p text:style-name="P5"/>
      <text:p text:style-name="P5"/>
      <text:p text:style-name="P6">Programa myFunction.py</text:p>
      <text:p text:style-name="P6"/>
      <text:p text:style-name="P6">El código imprime “continuing</text:p>
      <text:p text:style-name="P6"><text:tab/><text:tab/> <text:s text:c="8"/>0</text:p>
      <text:p text:style-name="P6"><text:tab/><text:tab/> <text:s text:c="8"/>affirmative<text:tab/></text:p>
      <text:p text:style-name="P6"><text:tab/><text:tab/> <text:s text:c="8"/>continuing</text:p>
      <text:p text:style-name="P6"><text:tab/><text:tab/> <text:s text:c="8"/>1”</text:p>
      <text:p text:style-name="P6"/>
      <text:p text:style-name="P6">Cambios que se realizaron:</text:p>
      <text:p text:style-name="P6"/>
      <text:list xml:id="list358298074484219885" text:style-name="L3">
        <text:list-item>
          <text:p text:style-name="P7">Se cambió la línea 2 a la siguiente manera: def myFunction (resp). Al correr el código, marca error de nombre, “Global name 'response' is not defined”.</text:p>
        </text:list-item>
        <text:list-item>
          <text:p text:style-name="P7">Se cambio el valor de la variable “val” por 4. Lo que imprime es “continuing, 4, affirmative, continuing, 1”.</text:p>
        </text:list-item>
        <text:list-item>
          <text:p text:style-name="P7"><text:soft-page-break/>Si se cambian ambas variables val, (línea 3 y 6). Imprime “continuing, 4, affirmative, continuing, 4”. </text:p>
        </text:list-item>
        <text:list-item>
          <text:p text:style-name="P7">Si cambiamos “yes” por “no” en la linea 4. El programa imprime “affirmative, continuing, 1, continuing, 1”.</text:p>
        </text:list-item>
        <text:list-item>
          <text:p text:style-name="P7">Si modifico la línea 8, de manera que pongo “return 0; “, python ignora la variable val como su valor e imprime “affirmative, continuing, 0, continuing, 0” (he conservado los cambios del punto 4).</text:p>
        </text:list-item>
        <text:list-item>
          <text:p text:style-name="P7">He cambiado todos los “yes” por “no” y el programa imprime lo siguiente “affirmative, continuing, 1, affirmative, continuing, 1”.</text:p>
        </text:list-item>
        <text:list-item>
          <text:p text:style-name="P7">Si cambio ahora, todos los valores de “no” por “yes”. EL programa sigue imprimiendo lo msmo del punto 6.</text:p>
        </text:list-item>
        <text:list-item>
          <text:p text:style-name="P7">Si sustituyo los : por ; el programa marca error.</text:p>
        </text:list-item>
        <text:list-item>
          <text:p text:style-name="P7">Si cambio == por != en la línea 4. El programa imprime “continuing, 1, continuing, 1”</text:p>
        </text:list-item>
        <text:list-item>
          <text:p text:style-name="P8">Si le quito tab a la linea 4, marca error.</text:p>
        </text:list-item>
      </text:list>
      <text:p text:style-name="P9"/>
      <text:p text:style-name="P9"/>
      <text:p text:style-name="P9">Programa Strings.py</text:p>
      <text:p text:style-name="P9"/>
      <text:p text:style-name="P9">El código imprime un texto y su linea final es: c:\python\lib\utils.</text:p>
      <text:p text:style-name="P9"/>
      <text:p text:style-name="P9">Cambios que se realizaron:</text:p>
      <text:p text:style-name="P9"/>
      <text:list xml:id="list7442644090710041504" text:style-name="L4">
        <text:list-item>
          <text:p text:style-name="P10">En la linea 8, quité r. EL codigo corrió sin problemas.</text:p>
        </text:list-item>
        <text:list-item>
          <text:p text:style-name="P10">Quité los print de la lineas 3 a la 8. El programa marca error.</text:p>
        </text:list-item>
        <text:list-item>
          <text:p text:style-name="P10">Quité el texto que comienza en la línea 11, abajo de output, y el programa corre si problemas.</text:p>
        </text:list-item>
        <text:list-item>
          <text:p text:style-name="P10">Sustituí, abajo de output, el texto que estaba por un print. El programa corrió como debe de hacerlo sin tomar en cuenta lo que está abajo de output. </text:p>
        </text:list-item>
        <text:list-item>
          <text:p text:style-name="P10">Quité output y el programa sigue imprimiendo el texto sin problemas.</text:p>
        </text:list-item>
        <text:list-item>
          <text:p text:style-name="P10">Quité los print y solo dejé output ''', seguido de un print, cerrando con '''. El programa corre, sin embargo no muestra nada ni siquiera un error.</text:p>
        </text:list-item>
        <text:list-item>
          <text:p text:style-name="P10">Metí los print dentro de un if, que a su vez está dentro de una función y el programa corre sin mostrar nada.</text:p>
        </text:list-item>
      </text:list>
      <text:p text:style-name="P9"/>
      <text:p text:style-name="P9"/>
      <text:p text:style-name="P9"/>
      <text:p text:style-name="P9">Programa sum.py</text:p>
      <text:p text:style-name="P9"/>
      <text:p text:style-name="P9">El código imprime <text:s/>“89</text:p>
      <text:p text:style-name="P9"><text:tab/><text:tab/><text:tab/>spam eggs”</text:p>
      <text:p text:style-name="P9"/>
      <text:p text:style-name="P9">Cambios realizados:</text:p>
      <text:p text:style-name="P9"/>
      <text:list xml:id="list3446364600586243530" text:style-name="L5">
        <text:list-item>
          <text:p text:style-name="P11">En la línea 5, el cambio fue éste: <text:s/>print sum(arg2, 47). El código marca error.</text:p>
        </text:list-item>
        <text:list-item>
          <text:p text:style-name="P11">Puse ; en la linea 5 y corre sin problemas.</text:p>
        </text:list-item>
        <text:list-item>
          <text:p text:style-name="P11">Puse ; <text:s/>a todo excepto en la línea 2 y corre sin problema.</text:p>
        </text:list-item>
        <text:list-item>
          <text:p text:style-name="P12">Eliminé las líneas 9 y 10, y corre sin problemas.</text:p>
        </text:list-item>
        <text:list-item>
          <text:p text:style-name="P12">Puse una tabulación en la línea 6 y marca error.</text:p>
        </text:list-item>
        <text:list-item>
          <text:p text:style-name="P12">La linea 2 y 3 las uní en una sola, y metí los print en def. El programa marca error.</text:p>
        </text:list-item>
        <text:list-item>
          <text:p text:style-name="P12">En la línea 3, cambié “return arg1 + arg2”, por “return 25 + 25” y el programa imprime “50 50”</text:p>
        </text:list-item>
        <text:list-item>
          <text:p text:style-name="P12"><text:soft-page-break/>Mantuve el cambio anterior y modifiqué la línea 5 agregando como parámetros arg1 y arg2. El programa marca error.</text:p>
        </text:list-item>
        <text:list-item>
          <text:p text:style-name="P12">Mantuve el cambio 7 y en la línea 5 agregué como parámetros 25 y 25. El programa imprime 50, dos veces.</text:p>
        </text:list-item>
        <text:list-item>
          <text:p text:style-name="P12">La línea 3 la regresé a “return arg1+arg2” y debajo de la línea 5, agregué otro print con parámetros de 25 y 8. El programa imprime “50 33 spam eggs”.</text:p>
        </text:list-item>
      </text:list>
      <text:p text:style-name="P13"/>
      <text:p text:style-name="P13"/>
      <text:p text:style-name="P13">Programa while.py</text:p>
      <text:p text:style-name="P13"/>
      <text:p text:style-name="P13">El código imprime: <text:span text:style-name="T2">uno, 2, larga vida y prosperidad, 1 ~ 18, Felicidades, tu edad es de 18.</text:span></text:p>
      <text:p text:style-name="P13"/>
      <text:p text:style-name="P14">Cambios:</text:p>
      <text:p text:style-name="P14"/>
      <text:list xml:id="list3582552048079222557" text:style-name="L6">
        <text:list-item>
          <text:p text:style-name="P15">En linea dos, cambié el 2 por un 3. El código imprime “uno, 2, larga vida y prosperidad, 1 ~ 18, Felicidades, tu edad es de 18”</text:p>
        </text:list-item>
        <text:list-item>
          <text:p text:style-name="P15">En la linea 11, cambie == por !=. El código imprime “uno, 3, larga vida y prosperidad, Felicidades, tu edad es de 0.</text:p>
        </text:list-item>
        <text:list-item>
          <text:p text:style-name="P15">Cambié la condición del while de &lt;= 18, por != 18, así que imprime “uno, 3, larga vida y prosperidad, 1~18”.</text:p>
        </text:list-item>
        <text:list-item>
          <text:p text:style-name="P15">En la linea 9, cabie el 0 por un 18 y las condiciones de if y while son == ambas, así que el código imprime “uno, 3, larga vida y prosperidad, Felicidades, tu edad es de 18”</text:p>
        </text:list-item>
        <text:list-item>
          <text:p text:style-name="P15">Quité las lineas 3 y 4 y el programa imprime “1~18 Felicidades, tu edad es de 18”.</text:p>
        </text:list-item>
        <text:list-item>
          <text:p text:style-name="P15">En la linea 4, cambie elemento por secuencia y el programa imprime lo siguiente “['uno', 2, 'larga vida y prospieridad'] ['uno', 2, 'larga vida y prospieridad'] ['uno', 2, 'larga vida y prospieridad'] <text:s/>1~18, Felicidades, tu edad es de 18”</text:p>
        </text:list-item>
        <text:list-item>
          <text:p text:style-name="P16">Mantuve el cambio anterior y agregué “+ elemento; “. El programa marcó error.</text:p>
        </text:list-item>
        <text:list-item>
          <text:p text:style-name="P16">Quité las lineas de la 11 a la 15. El programa se cicla imprimiendo 0.</text:p>
        </text:list-item>
        <text:list-item>
          <text:p text:style-name="P16">En la linea 15, quité el “+ 1”, el programa se cicla imprimiento 0.</text:p>
        </text:list-item>
        <text:list-item>
          <text:p text:style-name="P16">Quité la linea 13 y el programa se cicla imprimiendo “18, felicidades, ti edad es de 18”</text:p>
        </text:list-item>
      </text:list>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ffeeBerry </meta:initial-creator>
    <meta:creation-date>2016-08-26T20:30:40.769365545</meta:creation-date>
    <dc:date>2016-08-26T22:10:40.785598469</dc:date>
    <dc:creator>CoffeeBerry </dc:creator>
    <meta:editing-duration>PT6M27S</meta:editing-duration>
    <meta:editing-cycles>1</meta:editing-cycles>
    <meta:document-statistic meta:table-count="0" meta:image-count="0" meta:object-count="0" meta:page-count="3" meta:paragraph-count="70" meta:word-count="1101" meta:character-count="5726" meta:non-whitespace-character-count="4675"/>
    <meta:generator>LibreOffice/4.2.6.3$Linux_x86 LibreOffice_project/420m0$Build-3</meta:generator>
  </office:meta>
</office:document-meta>
</file>